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3.9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687cm" fo:min-width="6.612cm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3.687cm" fo:min-width="5.215cm"/>
    </style:style>
    <style:style style:name="gr4" style:family="graphic" style:parent-style-name="standard">
      <style:graphic-properties draw:fill-color="#ff860d" draw:textarea-horizontal-align="justify" draw:textarea-vertical-align="middle" draw:auto-grow-height="false" fo:min-height="3.687cm" fo:min-width="5.215cm"/>
      <style:paragraph-properties style:writing-mode="lr-tb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3.687cm" fo:min-width="5.215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068cm" fo:min-width="6.86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-color="#ff860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81cm" svg:x="2.016cm" svg:y="6.334cm">
          <text:p text:style-name="P1">WebAp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12cm" svg:height="3.937cm" svg:x="11.16cm" svg:y="6.461cm">
          <text:p text:style-name="P1">Agent-Python-Prox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15cm" svg:height="3.937cm" svg:x="10.271cm" svg:y="13.1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715cm" svg:height="3.937cm" svg:x="20.685cm" svg:y="3.54cm">
          <text:p text:style-name="P1">Router 1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715cm" svg:height="3.937cm" svg:x="20.685cm" svg:y="8.8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715cm" svg:height="3.937cm" svg:x="20.685cm" svg:y="14.716cm">
          <text:p text:style-name="P1">Router n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462cm" svg:y1="10.398cm" svg:x2="11.692cm" svg:y2="13.447cm">
          <text:p/>
        </draw:line>
        <draw:frame draw:style-name="gr7" draw:text-style-name="P4" draw:layer="layout" svg:width="5.544cm" svg:height="0.962cm" svg:x="10.652cm" svg:y="14.77cm">
          <draw:text-box>
            <text:p>C++ Agent Server</text:p>
          </draw:text-box>
        </draw:frame>
        <draw:line draw:style-name="gr6" draw:text-style-name="P1" draw:layer="layout" svg:x1="16.494cm" svg:y1="15.097cm" svg:x2="20.177cm" svg:y2="6.461cm">
          <text:p/>
        </draw:line>
        <draw:line draw:style-name="gr6" draw:text-style-name="P1" draw:layer="layout" svg:x1="16.621cm" svg:y1="15.224cm" svg:x2="20.177cm" svg:y2="11.414cm">
          <text:p/>
        </draw:line>
        <draw:line draw:style-name="gr6" draw:text-style-name="P1" draw:layer="layout" svg:x1="16.875cm" svg:y1="15.351cm" svg:x2="20.558cm" svg:y2="16.748cm">
          <text:p/>
        </draw:line>
        <draw:line draw:style-name="gr6" draw:text-style-name="P1" draw:layer="layout" svg:x1="11.16cm" svg:y1="8.62cm" svg:x2="6.461cm" svg:y2="8.62cm">
          <text:p/>
        </draw:line>
        <draw:frame draw:style-name="gr8" draw:text-style-name="P6" draw:layer="layout" svg:width="6.784cm" svg:height="1.47cm" svg:x="9.509cm" svg:y="1.635cm">
          <draw:text-box>
            <text:p text:style-name="P5"><text:span text:style-name="T1">Talcahuano Site</text:span></text:p>
          </draw:text-box>
        </draw:frame>
        <draw:frame draw:style-name="gr7" draw:text-style-name="P4" draw:layer="layout" svg:width="4.621cm" svg:height="0.962cm" svg:x="1.635cm" svg:y="2.27cm">
          <draw:text-box>
            <text:p>Need Public Ip</text:p>
          </draw:text-box>
        </draw:frame>
        <draw:frame draw:style-name="gr7" draw:text-style-name="P4" draw:layer="layout" svg:width="9.98cm" svg:height="0.962cm" svg:x="1.762cm" svg:y="3.286cm">
          <draw:text-box>
            <text:p>Need VPN x safe external Access</text:p>
          </draw:text-box>
        </draw:frame>
        <draw:frame draw:style-name="gr9" draw:text-style-name="P4" draw:layer="layout" svg:width="3.681cm" svg:height="0.962cm" svg:x="4.302cm" svg:y="11.668cm">
          <draw:text-box>
            <text:p>Json Input</text:p>
          </draw:text-box>
        </draw:frame>
        <draw:frame draw:style-name="gr7" draw:text-style-name="P4" draw:layer="layout" svg:width="4.613cm" svg:height="0.962cm" svg:x="11.627cm" svg:y="11.541cm">
          <draw:text-box>
            <text:p>Protocol buffer</text:p>
          </draw:text-box>
        </draw:frame>
        <draw:custom-shape draw:style-name="gr10" draw:text-style-name="P1" draw:layer="layout" svg:width="7.366cm" svg:height="4.318cm" svg:x="1.635cm" svg:y="13.954cm">
          <text:p text:style-name="P1">AnchoNet-Sit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921cm" svg:y1="13.827cm" svg:x2="3.921cm" svg:y2="10.398cm">
          <text:p/>
        </draw:line>
        <draw:frame draw:style-name="gr7" draw:text-style-name="P4" draw:layer="layout" svg:width="9.231cm" svg:height="0.962cm" svg:x="4.723cm" svg:y="5.064cm">
          <draw:text-box>
            <text:p>Convert Json → ProtocolBuff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7:01:27.745768267</meta:creation-date>
    <dc:date>2022-04-27T17:13:11.349850417</dc:date>
    <meta:editing-duration>PT1M30S</meta:editing-duration>
    <meta:editing-cycles>1</meta:editing-cycles>
    <meta:document-statistic meta:object-count="20"/>
    <meta:generator>LibreOffice/6.4.7.2$Linux_X86_64 LibreOffice_project/40$Build-2</meta:generator>
  </office:meta>
</office:document-meta>
</file>